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1.1161in"/>
    </style:style>
    <style:style style:name="co4" style:family="table-column">
      <style:table-column-properties fo:break-before="auto" style:column-width="1.2035in"/>
    </style:style>
    <style:style style:name="co5" style:family="table-column">
      <style:table-column-properties fo:break-before="auto" style:column-width="1.3783in"/>
    </style:style>
    <style:style style:name="co6" style:family="table-column">
      <style:table-column-properties fo:break-before="auto" style:column-width="0.5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XML Time:</text:p>
          </table:table-cell>
          <table:table-cell office:value-type="float" office:value="8798750">
            <text:p>8798750</text:p>
          </table:table-cell>
          <table:table-cell table:number-columns-repeated="4"/>
        </table:table-row>
        <table:table-row table:style-name="ro1">
          <table:table-cell office:value-type="string">
            <text:p>FPS</text:p>
          </table:table-cell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string">
            <text:p>FPS Mapping</text:p>
          </table:table-cell>
          <table:table-cell office:value-type="float" office:value="1.001">
            <text:p>1.001</text:p>
          </table:table-cell>
          <table:table-cell table:number-columns-repeated="4"/>
        </table:table-row>
        <table:table-row table:style-name="ro1">
          <table:table-cell/>
          <table:table-cell table:formula="of:=[.B2]*[.B4]" office:value-type="float" office:value="8807548.75">
            <text:p>8807548.7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07548.75">
            <text:p>8807548.75</text:p>
          </table:table-cell>
          <table:table-cell office:value-type="string">
            <text:p>miliseconds</text:p>
          </table:table-cell>
          <table:table-cell office:value-type="string">
            <text:p>1 second</text:p>
          </table:table-cell>
          <table:table-cell office:value-type="string">
            <text:p>1 minute</text:p>
          </table:table-cell>
          <table:table-cell office:value-type="string">
            <text:p>1 hour</text:p>
          </table:table-cell>
        </table:table-row>
        <table:table-row table:style-name="ro2">
          <table:table-cell table:number-columns-repeated="3"/>
          <table:table-cell office:value-type="string">
            <text:p>1000 miliseconds</text:p>
          </table:table-cell>
          <table:table-cell office:value-type="string">
            <text:p>60 seconds</text:p>
          </table:table-cell>
          <table:table-cell office:value-type="string">
            <text:p>60 minutes</text:p>
          </table:table-cell>
        </table:table-row>
        <table:table-row table:style-name="ro1">
          <table:table-cell/>
          <table:table-cell office:value-type="string">
            <text:p>Hours:</text:p>
          </table:table-cell>
          <table:table-cell table:formula="of:=ROUNDDOWN([.B6]/[.C18])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inutes Left (in ms)</text:p>
          </table:table-cell>
          <table:table-cell table:formula="of:=[.B6]-([.C18]*[.C8])" office:value-type="float" office:value="1607548.75">
            <text:p>1607548.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inutes</text:p>
          </table:table-cell>
          <table:table-cell table:formula="of:=ROUNDDOWN([.C9]/[.C17])" office:value-type="float" office:value="26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conds Left (in MS)</text:p>
          </table:table-cell>
          <table:table-cell table:formula="of:=[.C9]-([.C17]*[.C10])" office:value-type="float" office:value="47548.75">
            <text:p>47548.7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econds</text:p>
          </table:table-cell>
          <table:table-cell table:formula="of:=ROUNDDOWN([.C11]/[.C16])" office:value-type="float" office:value="47">
            <text:p>47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iliseconds left</text:p>
          </table:table-cell>
          <table:table-cell table:formula="of:=[.C11]-([.C12]*[.C16])" office:value-type="float" office:value="548.75">
            <text:p>548.7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Miliseconds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econds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office:value-type="string">
            <text:p>Minutes</text:p>
          </table:table-cell>
          <table:table-cell office:value-type="float" office:value="1">
            <text:p>1</text:p>
          </table:table-cell>
          <table:table-cell table:formula="of:=[.C16]*60" office:value-type="float" office:value="60000">
            <text:p>60000</text:p>
          </table:table-cell>
          <table:table-cell table:number-columns-repeated="3"/>
        </table:table-row>
        <table:table-row table:style-name="ro1">
          <table:table-cell office:value-type="string">
            <text:p>Hours</text:p>
          </table:table-cell>
          <table:table-cell office:value-type="float" office:value="1">
            <text:p>1</text:p>
          </table:table-cell>
          <table:table-cell table:formula="of:=[.C17]*60" office:value-type="float" office:value="3600000">
            <text:p>36000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0"/>
        </table:table-row>
        <table:table-row table:style-name="ro2">
          <table:table-cell office:value-type="string">
            <text:p>Raw XML Time:</text:p>
          </table:table-cell>
          <table:table-cell office:value-type="string">
            <text:p>02:26:38:18</text:p>
          </table:table-cell>
          <table:table-cell office:value-type="string">
            <text:p>raw</text:p>
          </table:table-cell>
          <table:table-cell office:value-type="string">
            <text:p>ms</text:p>
          </table:table-cell>
          <table:table-cell table:number-columns-repeated="2"/>
          <table:table-cell office:value-type="string">
            <text:p>RealTime:</text:p>
          </table:table-cell>
          <table:table-cell table:style-name="ce1" office:value-type="string">
            <text:p>_02:26:47.54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urs:</text:p>
          </table:table-cell>
          <table:table-cell office:value-type="float" office:value="2">
            <text:p>2</text:p>
          </table:table-cell>
          <table:table-cell table:formula="of:=1000*60*60" office:value-type="float" office:value="3600000">
            <text:p>3600000</text:p>
          </table:table-cell>
          <table:table-cell table:formula="of:=[.C3]*[.D3]" office:value-type="float" office:value="7200000">
            <text:p>7200000</text:p>
          </table:table-cell>
          <table:table-cell/>
          <table:table-cell office:value-type="string">
            <text:p>Hours</text:p>
          </table:table-cell>
          <table:table-cell office:value-type="float" office:value="2">
            <text:p>2</text:p>
          </table:table-cell>
          <table:table-cell table:formula="of:=[.D3]*[.H3]" office:value-type="float" office:value="7200000">
            <text:p>7200000</text:p>
          </table:table-cell>
          <table:table-cell/>
        </table:table-row>
        <table:table-row table:style-name="ro1">
          <table:table-cell/>
          <table:table-cell office:value-type="string">
            <text:p>Minutes:</text:p>
          </table:table-cell>
          <table:table-cell office:value-type="float" office:value="26">
            <text:p>26</text:p>
          </table:table-cell>
          <table:table-cell table:formula="of:=1000*60" office:value-type="float" office:value="60000">
            <text:p>60000</text:p>
          </table:table-cell>
          <table:table-cell table:formula="of:=[.C4]*[.D4]" office:value-type="float" office:value="1560000">
            <text:p>1560000</text:p>
          </table:table-cell>
          <table:table-cell/>
          <table:table-cell office:value-type="string">
            <text:p>Subtract hours</text:p>
          </table:table-cell>
          <table:table-cell office:value-type="string">
            <text:p>00:26.47.54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conds:</text:p>
          </table:table-cell>
          <table:table-cell office:value-type="float" office:value="38">
            <text:p>38</text:p>
          </table:table-cell>
          <table:table-cell table:formula="of:=1000" office:value-type="float" office:value="1000">
            <text:p>1000</text:p>
          </table:table-cell>
          <table:table-cell table:formula="of:=[.C5]*[.D5]" office:value-type="float" office:value="38000">
            <text:p>38000</text:p>
          </table:table-cell>
          <table:table-cell/>
          <table:table-cell office:value-type="string">
            <text:p>Minutes</text:p>
          </table:table-cell>
          <table:table-cell office:value-type="float" office:value="26">
            <text:p>26</text:p>
          </table:table-cell>
          <table:table-cell table:formula="of:=[.D4]*[.H5]" office:value-type="float" office:value="1560000">
            <text:p>1560000</text:p>
          </table:table-cell>
          <table:table-cell/>
        </table:table-row>
        <table:table-row table:style-name="ro1">
          <table:table-cell/>
          <table:table-cell office:value-type="string">
            <text:p>Frames per 24:</text:p>
          </table:table-cell>
          <table:table-cell office:value-type="float" office:value="18">
            <text:p>18</text:p>
          </table:table-cell>
          <table:table-cell table:formula="of:=24/1000" office:value-type="float" office:value="0.024">
            <text:p>0.024</text:p>
          </table:table-cell>
          <table:table-cell table:formula="of:=[.C6]/[.D6]" office:value-type="float" office:value="750">
            <text:p>750</text:p>
          </table:table-cell>
          <table:table-cell/>
          <table:table-cell office:value-type="string">
            <text:p>Subtract minutes</text:p>
          </table:table-cell>
          <table:table-cell office:value-type="string">
            <text:p>_47.549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#when converting from bdxml to real multiply by 24/1000</text:p>
          </table:table-cell>
          <table:table-cell table:formula="of:=SUM([.E3:.E6])" office:value-type="float" office:value="8798750">
            <text:p>8798750</text:p>
          </table:table-cell>
          <table:table-cell/>
          <table:table-cell office:value-type="string">
            <text:p>Seconds</text:p>
          </table:table-cell>
          <table:table-cell office:value-type="float" office:value="47">
            <text:p>47</text:p>
          </table:table-cell>
          <table:table-cell table:formula="of:=[.D5]*[.H7]" office:value-type="float" office:value="47000">
            <text:p>47000</text:p>
          </table:table-cell>
          <table:table-cell/>
        </table:table-row>
        <table:table-row table:style-name="ro1">
          <table:table-cell office:value-type="string">
            <text:p>XML Time (ms):</text:p>
          </table:table-cell>
          <table:table-cell office:value-type="float" office:value="8798750">
            <text:p>8798750</text:p>
          </table:table-cell>
          <table:table-cell table:number-columns-repeated="4"/>
          <table:table-cell office:value-type="string">
            <text:p>subtract seconds</text:p>
          </table:table-cell>
          <table:table-cell office:value-type="float" office:value="0.549">
            <text:p>0.549</text:p>
          </table:table-cell>
          <table:table-cell table:formula="of:=[.H8]*1000" office:value-type="float" office:value="549">
            <text:p>549</text:p>
          </table:table-cell>
          <table:table-cell office:value-type="string">
            <text:p>#when Converting to MS, just multiply fractional by 1000</text:p>
          </table:table-cell>
        </table:table-row>
        <table:table-row table:style-name="ro1">
          <table:table-cell office:value-type="string">
            <text:p>FPS</text:p>
          </table:table-cell>
          <table:table-cell office:value-type="float" office:value="23.976">
            <text:p>23.976</text:p>
          </table:table-cell>
          <table:table-cell table:number-columns-repeated="6"/>
          <table:table-cell table:formula="of:=SUM([.I3:.I8])" office:value-type="float" office:value="8807549">
            <text:p>8807549</text:p>
          </table:table-cell>
          <table:table-cell/>
        </table:table-row>
        <table:table-row table:style-name="ro1">
          <table:table-cell office:value-type="string">
            <text:p>FPS Mapping</text:p>
          </table:table-cell>
          <table:table-cell office:value-type="float" office:value="1.001">
            <text:p>1.001</text:p>
          </table:table-cell>
          <table:table-cell table:number-columns-repeated="5"/>
          <table:table-cell office:value-type="string">
            <text:p>Base FPS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/>
          <table:table-cell table:formula="of:=[.B8]*[.B10]" office:value-type="float" office:value="8807548.75">
            <text:p>8807548.75</text:p>
          </table:table-cell>
          <table:table-cell table:number-columns-repeated="5"/>
          <table:table-cell office:value-type="string">
            <text:p>New FPS</text:p>
          </table:table-cell>
          <table:table-cell table:formula="of:=24/1001" office:value-type="float" office:value="0.023976023976024">
            <text:p>0.023976024</text:p>
          </table:table-cell>
          <table:table-cell/>
        </table:table-row>
        <table:table-row table:style-name="ro2">
          <table:table-cell/>
          <table:table-cell table:formula="of:=[.B11]" office:value-type="float" office:value="8807548.75">
            <text:p>8807548.75</text:p>
          </table:table-cell>
          <table:table-cell office:value-type="string">
            <text:p>miliseconds</text:p>
          </table:table-cell>
          <table:table-cell office:value-type="string">
            <text:p>1 second</text:p>
          </table:table-cell>
          <table:table-cell office:value-type="string">
            <text:p>1 minute</text:p>
          </table:table-cell>
          <table:table-cell office:value-type="string">
            <text:p>1 hour</text:p>
          </table:table-cell>
          <table:table-cell/>
          <table:table-cell office:value-type="string">
            <text:p>FPS Mapping</text:p>
          </table:table-cell>
          <table:table-cell table:formula="of:=[.I10]/[.I11]" office:value-type="float" office:value="1001">
            <text:p>1001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1000 miliseconds</text:p>
          </table:table-cell>
          <table:table-cell office:value-type="string">
            <text:p>60 seconds</text:p>
          </table:table-cell>
          <table:table-cell office:value-type="string">
            <text:p>60 minutes</text:p>
          </table:table-cell>
          <table:table-cell/>
          <table:table-cell office:value-type="string">
            <text:p>New Miliseconds:</text:p>
          </table:table-cell>
          <table:table-cell table:formula="of:=[.I9]/[.I12] * 1000" office:value-type="float" office:value="8798750.24975025">
            <text:p>8798750.24975025</text:p>
          </table:table-cell>
          <table:table-cell office:value-type="string">
            <text:p>#divide by FPS mapping (gives seconds, need time in ms so multiple by 1000)</text:p>
          </table:table-cell>
        </table:table-row>
        <table:table-row table:style-name="ro1">
          <table:table-cell/>
          <table:table-cell office:value-type="string">
            <text:p>Hours:</text:p>
          </table:table-cell>
          <table:table-cell table:formula="of:=ROUNDDOWN([.B12]/[.C24])" office:value-type="float" office:value="2">
            <text:p>2</text:p>
          </table:table-cell>
          <table:table-cell table:number-columns-repeated="4"/>
          <table:table-cell office:value-type="string">
            <text:p>Hours:</text:p>
          </table:table-cell>
          <table:table-cell table:formula="of:=ROUNDDOWN([.I13]/[.D3])" office:value-type="float" office:value="2">
            <text:p>2</text:p>
          </table:table-cell>
          <table:table-cell table:formula="of:=[.D3]*[.I14]" office:value-type="float" office:value="7200000">
            <text:p>7200000</text:p>
          </table:table-cell>
        </table:table-row>
        <table:table-row table:style-name="ro1">
          <table:table-cell/>
          <table:table-cell office:value-type="string">
            <text:p>Minutes Left (in ms)</text:p>
          </table:table-cell>
          <table:table-cell table:formula="of:=[.B12]-([.C24]*[.C14])" office:value-type="float" office:value="1607548.75">
            <text:p>1607548.75</text:p>
          </table:table-cell>
          <table:table-cell table:number-columns-repeated="4"/>
          <table:table-cell office:value-type="string">
            <text:p>Remaining Minutes (ms)</text:p>
          </table:table-cell>
          <table:table-cell table:formula="of:=[.I13]-([.I14]*[.D3])" office:value-type="float" office:value="1598750.24975025">
            <text:p>1598750.24975025</text:p>
          </table:table-cell>
          <table:table-cell/>
        </table:table-row>
        <table:table-row table:style-name="ro1">
          <table:table-cell/>
          <table:table-cell office:value-type="string">
            <text:p>Minutes</text:p>
          </table:table-cell>
          <table:table-cell table:formula="of:=ROUNDDOWN([.C15]/[.C23])" office:value-type="float" office:value="26">
            <text:p>26</text:p>
          </table:table-cell>
          <table:table-cell table:number-columns-repeated="4"/>
          <table:table-cell office:value-type="string">
            <text:p>Minutes:</text:p>
          </table:table-cell>
          <table:table-cell table:formula="of:=ROUNDDOWN([.I15]/[.D4])" office:value-type="float" office:value="26">
            <text:p>26</text:p>
          </table:table-cell>
          <table:table-cell table:formula="of:=[.D4]*[.I16]" office:value-type="float" office:value="1560000">
            <text:p>1560000</text:p>
          </table:table-cell>
        </table:table-row>
        <table:table-row table:style-name="ro1">
          <table:table-cell/>
          <table:table-cell office:value-type="string">
            <text:p>Seconds Left (in MS)</text:p>
          </table:table-cell>
          <table:table-cell table:formula="of:=[.C15]-([.C23]*[.C16])" office:value-type="float" office:value="47548.7499999981">
            <text:p>47548.7499999981</text:p>
          </table:table-cell>
          <table:table-cell table:number-columns-repeated="4"/>
          <table:table-cell office:value-type="string">
            <text:p>Remaining Seconds (in ms)</text:p>
          </table:table-cell>
          <table:table-cell table:formula="of:=[.I15]-[.J16]" office:value-type="float" office:value="38750.249750251">
            <text:p>38750.249750251</text:p>
          </table:table-cell>
          <table:table-cell/>
        </table:table-row>
        <table:table-row table:style-name="ro1">
          <table:table-cell/>
          <table:table-cell office:value-type="string">
            <text:p>Seconds</text:p>
          </table:table-cell>
          <table:table-cell table:formula="of:=ROUNDDOWN([.C17]/[.C22])" office:value-type="float" office:value="47">
            <text:p>47</text:p>
          </table:table-cell>
          <table:table-cell table:number-columns-repeated="4"/>
          <table:table-cell office:value-type="string">
            <text:p>Seconds:</text:p>
          </table:table-cell>
          <table:table-cell table:formula="of:=ROUNDDOWN([.I17]/[.D5])" office:value-type="float" office:value="38">
            <text:p>38</text:p>
          </table:table-cell>
          <table:table-cell table:formula="of:=[.I18]*[.D5]" office:value-type="float" office:value="38000">
            <text:p>38000</text:p>
          </table:table-cell>
        </table:table-row>
        <table:table-row table:style-name="ro2">
          <table:table-cell/>
          <table:table-cell office:value-type="string">
            <text:p>Miliseconds left</text:p>
          </table:table-cell>
          <table:table-cell table:formula="of:=[.C17]-([.C18]*[.C22])" office:value-type="float" office:value="548.749999998137">
            <text:p>548.7499999981</text:p>
          </table:table-cell>
          <table:table-cell table:number-columns-repeated="4"/>
          <table:table-cell office:value-type="string">
            <text:p>Remaining Miliseconds</text:p>
          </table:table-cell>
          <table:table-cell table:formula="of:=ROUNDDOWN([.I17]-[.J18])" office:value-type="float" office:value="750">
            <text:p>750</text:p>
          </table:table-cell>
          <table:table-cell office:value-type="string">
            <text:p>#Multiply remaining miliseconds by 24/1000 to get integer repreenting fps count (1-23)</text:p>
          </table:table-cell>
        </table:table-row>
        <table:table-row table:style-name="ro1">
          <table:table-cell table:number-columns-repeated="7"/>
          <table:table-cell office:value-type="string">
            <text:p>fps</text:p>
          </table:table-cell>
          <table:table-cell table:formula="of:=[.I19]*24/1000" office:value-type="float" office:value="18">
            <text:p>18</text:p>
          </table:table-cell>
          <table:table-cell/>
        </table:table-row>
        <table:table-row table:style-name="ro2">
          <table:table-cell office:value-type="string">
            <text:p>Miliseconds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2:26:38:18</text:p>
          </table:table-cell>
          <table:table-cell/>
        </table:table-row>
        <table:table-row table:style-name="ro1">
          <table:table-cell office:value-type="string">
            <text:p>Seconds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7"/>
        </table:table-row>
        <table:table-row table:style-name="ro1">
          <table:table-cell office:value-type="string">
            <text:p>Minutes</text:p>
          </table:table-cell>
          <table:table-cell office:value-type="float" office:value="1">
            <text:p>1</text:p>
          </table:table-cell>
          <table:table-cell table:formula="of:=[.C22]*60" office:value-type="float" office:value="60000">
            <text:p>60000</text:p>
          </table:table-cell>
          <table:table-cell table:number-columns-repeated="7"/>
        </table:table-row>
        <table:table-row table:style-name="ro1">
          <table:table-cell office:value-type="string">
            <text:p>Hours</text:p>
          </table:table-cell>
          <table:table-cell office:value-type="float" office:value="1">
            <text:p>1</text:p>
          </table:table-cell>
          <table:table-cell table:formula="of:=[.C23]*60" office:value-type="float" office:value="3600000">
            <text:p>3600000</text:p>
          </table:table-cell>
          <table:table-cell table:number-columns-repeated="7"/>
        </table:table-row>
      </table:table>
      <table:table table:name="Sheet3" table:style-name="ta1" table:print="false">
        <table:table-column table:style-name="co6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office:value-type="string">
            <text:p>RealTime:</text:p>
          </table:table-cell>
          <table:table-cell table:style-name="ce1" office:value-type="string">
            <text:p>_02:26:47.549</text:p>
          </table:table-cell>
          <table:table-cell table:number-columns-repeated="3"/>
          <table:table-cell office:value-type="string">
            <text:p>Raw XML Time:</text:p>
          </table:table-cell>
          <table:table-cell office:value-type="string">
            <text:p>02:26:38:18</text:p>
          </table:table-cell>
          <table:table-cell office:value-type="string">
            <text:p>raw</text:p>
          </table:table-cell>
          <table:table-cell office:value-type="string">
            <text:p>m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urs</text:p>
          </table:table-cell>
          <table:table-cell office:value-type="float" office:value="2">
            <text:p>2</text:p>
          </table:table-cell>
          <table:table-cell table:formula="of:=[.J4]*[.C4]" office:value-type="float" office:value="7200000">
            <text:p>7200000</text:p>
          </table:table-cell>
          <table:table-cell table:number-columns-repeated="3"/>
          <table:table-cell office:value-type="string">
            <text:p>Hours:</text:p>
          </table:table-cell>
          <table:table-cell office:value-type="float" office:value="2">
            <text:p>2</text:p>
          </table:table-cell>
          <table:table-cell table:formula="of:=1000*60*60" office:value-type="float" office:value="3600000">
            <text:p>3600000</text:p>
          </table:table-cell>
          <table:table-cell table:formula="of:=[.I4]*[.J4]" office:value-type="float" office:value="7200000">
            <text:p>7200000</text:p>
          </table:table-cell>
          <table:table-cell/>
        </table:table-row>
        <table:table-row table:style-name="ro1">
          <table:table-cell/>
          <table:table-cell office:value-type="string">
            <text:p>Subtract hours</text:p>
          </table:table-cell>
          <table:table-cell office:value-type="string">
            <text:p>00:26.47.549</text:p>
          </table:table-cell>
          <table:table-cell table:number-columns-repeated="4"/>
          <table:table-cell office:value-type="string">
            <text:p>Minutes:</text:p>
          </table:table-cell>
          <table:table-cell office:value-type="float" office:value="26">
            <text:p>26</text:p>
          </table:table-cell>
          <table:table-cell table:formula="of:=1000*60" office:value-type="float" office:value="60000">
            <text:p>60000</text:p>
          </table:table-cell>
          <table:table-cell table:formula="of:=[.I5]*[.J5]" office:value-type="float" office:value="1560000">
            <text:p>1560000</text:p>
          </table:table-cell>
          <table:table-cell/>
        </table:table-row>
        <table:table-row table:style-name="ro1">
          <table:table-cell/>
          <table:table-cell office:value-type="string">
            <text:p>Minutes</text:p>
          </table:table-cell>
          <table:table-cell office:value-type="float" office:value="26">
            <text:p>26</text:p>
          </table:table-cell>
          <table:table-cell table:formula="of:=[.J5]*[.C6]" office:value-type="float" office:value="1560000">
            <text:p>1560000</text:p>
          </table:table-cell>
          <table:table-cell table:number-columns-repeated="3"/>
          <table:table-cell office:value-type="string">
            <text:p>Seconds:</text:p>
          </table:table-cell>
          <table:table-cell office:value-type="float" office:value="38">
            <text:p>38</text:p>
          </table:table-cell>
          <table:table-cell table:formula="of:=1000" office:value-type="float" office:value="1000">
            <text:p>1000</text:p>
          </table:table-cell>
          <table:table-cell table:formula="of:=[.I6]*[.J6]" office:value-type="float" office:value="38000">
            <text:p>38000</text:p>
          </table:table-cell>
          <table:table-cell/>
        </table:table-row>
        <table:table-row table:style-name="ro1">
          <table:table-cell/>
          <table:table-cell office:value-type="string">
            <text:p>Subtract minutes</text:p>
          </table:table-cell>
          <table:table-cell office:value-type="string">
            <text:p>_47.549</text:p>
          </table:table-cell>
          <table:table-cell table:number-columns-repeated="4"/>
          <table:table-cell office:value-type="string">
            <text:p>Frames per 24:</text:p>
          </table:table-cell>
          <table:table-cell office:value-type="float" office:value="18">
            <text:p>18</text:p>
          </table:table-cell>
          <table:table-cell table:formula="of:=24/1000" office:value-type="float" office:value="0.024">
            <text:p>0.024</text:p>
          </table:table-cell>
          <table:table-cell table:formula="of:=[.I7]/[.J7]" office:value-type="float" office:value="750">
            <text:p>750</text:p>
          </table:table-cell>
          <table:table-cell/>
        </table:table-row>
        <table:table-row table:style-name="ro2">
          <table:table-cell/>
          <table:table-cell office:value-type="string">
            <text:p>Seconds</text:p>
          </table:table-cell>
          <table:table-cell office:value-type="float" office:value="47">
            <text:p>47</text:p>
          </table:table-cell>
          <table:table-cell table:formula="of:=[.J6]*[.C8]" office:value-type="float" office:value="47000">
            <text:p>47000</text:p>
          </table:table-cell>
          <table:table-cell table:number-columns-repeated="5"/>
          <table:table-cell office:value-type="string">
            <text:p>#when converting from bdxml to real multiply by 24/1000</text:p>
          </table:table-cell>
          <table:table-cell table:formula="of:=SUM([.K4:.K7])" office:value-type="float" office:value="8798750">
            <text:p>8798750</text:p>
          </table:table-cell>
          <table:table-cell/>
        </table:table-row>
        <table:table-row table:style-name="ro1">
          <table:table-cell/>
          <table:table-cell office:value-type="string">
            <text:p>subtract seconds</text:p>
          </table:table-cell>
          <table:table-cell office:value-type="float" office:value="0.549">
            <text:p>0.549</text:p>
          </table:table-cell>
          <table:table-cell table:formula="of:=[.C9]*1000" office:value-type="float" office:value="549">
            <text:p>549</text:p>
          </table:table-cell>
          <table:table-cell office:value-type="string">
            <text:p>#when Converting to MS, just multiply fractional by 1000</text:p>
          </table:table-cell>
          <table:table-cell/>
          <table:table-cell office:value-type="string">
            <text:p>XML Time (ms):</text:p>
          </table:table-cell>
          <table:table-cell office:value-type="float" office:value="8798750">
            <text:p>8798750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4:.D9])" office:value-type="float" office:value="8807549">
            <text:p>8807549</text:p>
          </table:table-cell>
          <table:table-cell table:number-columns-repeated="2"/>
          <table:table-cell office:value-type="string">
            <text:p>FPS</text:p>
          </table:table-cell>
          <table:table-cell office:value-type="float" office:value="23.976">
            <text:p>23.9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ase FPS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FPS Mapping</text:p>
          </table:table-cell>
          <table:table-cell office:value-type="float" office:value="1.001">
            <text:p>1.0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ew FPS</text:p>
          </table:table-cell>
          <table:table-cell table:formula="of:=24000/1001" office:value-type="float" office:value="23.976023976024">
            <text:p>23.976023976</text:p>
          </table:table-cell>
          <table:table-cell table:number-columns-repeated="3"/>
          <table:table-cell table:formula="of:=[.H9]*[.H11]" office:value-type="float" office:value="8807548.75">
            <text:p>8807548.7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FPS Mapping</text:p>
          </table:table-cell>
          <table:table-cell table:formula="of:=[.D11]/[.D12]" office:value-type="float" office:value="1.001">
            <text:p>1.001</text:p>
          </table:table-cell>
          <table:table-cell table:number-columns-repeated="3"/>
          <table:table-cell table:formula="of:=[.H12]" office:value-type="float" office:value="8807548.75">
            <text:p>8807548.75</text:p>
          </table:table-cell>
          <table:table-cell office:value-type="string">
            <text:p>miliseconds</text:p>
          </table:table-cell>
          <table:table-cell office:value-type="string">
            <text:p>1 second</text:p>
          </table:table-cell>
          <table:table-cell office:value-type="string">
            <text:p>1 minute</text:p>
          </table:table-cell>
          <table:table-cell office:value-type="string">
            <text:p>1 hour</text:p>
          </table:table-cell>
        </table:table-row>
        <table:table-row table:style-name="ro2">
          <table:table-cell table:number-columns-repeated="2"/>
          <table:table-cell office:value-type="string">
            <text:p>New Miliseconds:</text:p>
          </table:table-cell>
          <table:table-cell table:formula="of:=[.D10]/[.D13]" office:value-type="float" office:value="8798750.24975025">
            <text:p>8798750.24975025</text:p>
          </table:table-cell>
          <table:table-cell office:value-type="string">
            <text:p>#divide by FPS mapping (gives seconds, need time in ms so multiple by 1000)</text:p>
          </table:table-cell>
          <table:table-cell table:number-columns-repeated="4"/>
          <table:table-cell office:value-type="string">
            <text:p>1000 miliseconds</text:p>
          </table:table-cell>
          <table:table-cell office:value-type="string">
            <text:p>60 seconds</text:p>
          </table:table-cell>
          <table:table-cell office:value-type="string">
            <text:p>60 minutes</text:p>
          </table:table-cell>
        </table:table-row>
        <table:table-row table:style-name="ro1">
          <table:table-cell table:number-columns-repeated="2"/>
          <table:table-cell office:value-type="string">
            <text:p>Hours:</text:p>
          </table:table-cell>
          <table:table-cell table:formula="of:=ROUNDDOWN([.D14]/[.J4])" office:value-type="float" office:value="2">
            <text:p>2</text:p>
          </table:table-cell>
          <table:table-cell table:formula="of:=[.J4]*[.D15]" office:value-type="float" office:value="7200000">
            <text:p>7200000</text:p>
          </table:table-cell>
          <table:table-cell table:number-columns-repeated="2"/>
          <table:table-cell office:value-type="string">
            <text:p>Hours:</text:p>
          </table:table-cell>
          <table:table-cell table:formula="of:=ROUNDDOWN([.H13]/[.I25])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emaining Minutes (ms)</text:p>
          </table:table-cell>
          <table:table-cell table:formula="of:=[.D14]-([.D15]*[.J4])" office:value-type="float" office:value="1598750.24975025">
            <text:p>1598750.24975025</text:p>
          </table:table-cell>
          <table:table-cell table:number-columns-repeated="3"/>
          <table:table-cell office:value-type="string">
            <text:p>Minutes Left (in ms)</text:p>
          </table:table-cell>
          <table:table-cell table:formula="of:=[.H13]-([.I25]*[.I15])" office:value-type="float" office:value="1607548.75">
            <text:p>1607548.7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inutes:</text:p>
          </table:table-cell>
          <table:table-cell table:formula="of:=ROUNDDOWN([.D16]/[.J5])" office:value-type="float" office:value="26">
            <text:p>26</text:p>
          </table:table-cell>
          <table:table-cell table:formula="of:=[.J5]*[.D17]" office:value-type="float" office:value="1560000">
            <text:p>1560000</text:p>
          </table:table-cell>
          <table:table-cell table:number-columns-repeated="2"/>
          <table:table-cell office:value-type="string">
            <text:p>Minutes</text:p>
          </table:table-cell>
          <table:table-cell table:formula="of:=ROUNDDOWN([.I16]/[.I24])" office:value-type="float" office:value="26">
            <text:p>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emaining Seconds (in ms)</text:p>
          </table:table-cell>
          <table:table-cell table:formula="of:=[.D16]-[.E17]" office:value-type="float" office:value="38750.249750251">
            <text:p>38750.249750251</text:p>
          </table:table-cell>
          <table:table-cell table:number-columns-repeated="3"/>
          <table:table-cell office:value-type="string">
            <text:p>Seconds Left (in MS)</text:p>
          </table:table-cell>
          <table:table-cell table:formula="of:=[.I16]-([.I24]*[.I17])" office:value-type="float" office:value="47548.7499999981">
            <text:p>47548.74999999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econds:</text:p>
          </table:table-cell>
          <table:table-cell table:formula="of:=ROUNDDOWN([.D18]/[.J6])" office:value-type="float" office:value="38">
            <text:p>38</text:p>
          </table:table-cell>
          <table:table-cell table:formula="of:=[.D19]*[.J6]" office:value-type="float" office:value="38000">
            <text:p>38000</text:p>
          </table:table-cell>
          <table:table-cell table:number-columns-repeated="2"/>
          <table:table-cell office:value-type="string">
            <text:p>Seconds</text:p>
          </table:table-cell>
          <table:table-cell table:formula="of:=ROUNDDOWN([.I18]/[.I23])" office:value-type="float" office:value="47">
            <text:p>4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Remaining Miliseconds</text:p>
          </table:table-cell>
          <table:table-cell table:formula="of:=ROUNDDOWN([.D18]-[.E19])" office:value-type="float" office:value="750">
            <text:p>750</text:p>
          </table:table-cell>
          <table:table-cell office:value-type="string">
            <text:p>#Multiply remaining miliseconds by 24/1000 to get integer repreenting fps count (1-23)</text:p>
          </table:table-cell>
          <table:table-cell table:number-columns-repeated="2"/>
          <table:table-cell office:value-type="string">
            <text:p>Miliseconds left</text:p>
          </table:table-cell>
          <table:table-cell table:formula="of:=[.I18]-([.I19]*[.I23])" office:value-type="float" office:value="548.749999998137">
            <text:p>548.74999999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fps</text:p>
          </table:table-cell>
          <table:table-cell table:formula="of:=[.D20]*[.D11]/1000" office:value-type="float" office:value="18">
            <text:p>18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Correct=18</text:p>
          </table:table-cell>
          <table:table-cell table:number-columns-repeated="2"/>
          <table:table-cell office:value-type="string">
            <text:p>Miliseconds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Seconds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Minutes</text:p>
          </table:table-cell>
          <table:table-cell office:value-type="float" office:value="1">
            <text:p>1</text:p>
          </table:table-cell>
          <table:table-cell table:formula="of:=[.I23]*60" office:value-type="float" office:value="60000">
            <text:p>6000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Hours</text:p>
          </table:table-cell>
          <table:table-cell office:value-type="float" office:value="1">
            <text:p>1</text:p>
          </table:table-cell>
          <table:table-cell table:formula="of:=[.I24]*60" office:value-type="float" office:value="3600000">
            <text:p>360000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2/03/2017</text:date>, <text:time>08:5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05:51:52.68</meta:creation-date>
    <dc:date>2017-02-03T08:53:05.29</dc:date>
    <meta:editing-duration>P1DT2H48M23S</meta:editing-duration>
    <meta:editing-cycles>11</meta:editing-cycles>
    <meta:generator>OpenOffice/4.1.0$Win32 OpenOffice.org_project/410m18$Build-9764</meta:generator>
    <meta:document-statistic meta:table-count="3" meta:cell-count="257" meta:object-count="0"/>
  </office:meta>
</office:document-meta>
</file>